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llyException.printStackTr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ellyException.Jelly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llyException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Exception.setFileNam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ellyException.printStackTrace( PrintWriter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ellyException.JellyException( String reason , String fileName , String elementName , int columnNumber , int lin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ellyException.getMessag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ellyException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Exception.setElementName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Exception.JellyException( Throwable cause , String fileName , String elementName , int columnNumber , int lin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Exception.setLineNumber( int lin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Exception.JellyException( String reason , Throwable cause , String fileName , String elementName , int columnNumber , int line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ellyException.get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Exception.printStackTrace( PrintStream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ellyException.Jelly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llyException.Jell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ellyException.Jelly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Exception.setColumnNumber( int column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Exception.get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Exception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